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25"/>
    <style:style style:name="P17" style:family="paragraph" style:parent-style-name="Text_20_body" style:list-style-name="L26"/>
    <style:style style:name="P18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1. Purpose and Vision</text:h>
      <text:p text:style-name="Text_20_body"><text:span text:style-name="Strong_20_Emphasis">Purpose:</text:span><text:line-break/>Empower organisations with data intelligence, automation, and advanced analytics solutions to enhance decision-making, efficiency, and competitiveness.</text:p>
      <text:p text:style-name="Text_20_body"><text:span text:style-name="Strong_20_Emphasis">Vision:</text:span><text:line-break/>To become a leading reference in applied AI and intelligent automation for the Australian corporate sector — and, in the future, internationally.</text:p>
      <text:p text:style-name="Horizontal_20_Line"/>
      <text:h text:style-name="Heading_20_2" text:outline-level="2">⚙️ 2. Strategic Focus</text:h>
      <text:p text:style-name="Text_20_body">DigitalPath AI operates under two main business lines:</text:p>
      <text:h text:style-name="Heading_20_3" text:outline-level="3">🔹 A. Custom Consulting &amp; Development</text:h>
      <text:p text:style-name="Text_20_body">Offering services such as:</text:p>
      <text:list text:style-name="L1">
        <text:list-item>
          <text:p text:style-name="P1">Integration of data pipelines and automated reporting systems.</text:p>
        </text:list-item>
        <text:list-item>
          <text:p text:style-name="P1">Implementation of LLMs and RAG systems for internal intelligent agents.</text:p>
        </text:list-item>
        <text:list-item>
          <text:p text:style-name="P1">Design of BI dashboards and customised analytics solutions (Power BI, Qlik, Streamlit, Dash, etc.).</text:p>
        </text:list-item>
        <text:list-item>
          <text:p text:style-name="P1">Business process optimisation using Python, SQL, APIs, and RPA.</text:p>
        </text:list-item>
        <text:list-item>
          <text:p text:style-name="P1">Cloud infrastructure (Docker, Azure, AWS, GCP).</text:p>
        </text:list-item>
      </text:list>
      <text:h text:style-name="Heading_20_3" text:outline-level="3">🔹 B. Proprietary Products (SaaS &amp; APIs)</text:h>
      <text:p text:style-name="Text_20_body">Developing standardised tools such as:</text:p>
      <text:list text:style-name="L2">
        <text:list-item>
          <text:p text:style-name="P2"><text:span text:style-name="Strong_20_Emphasis">Data Automation Platform:</text:span> Intelligent ETL with connectors for Morningstar, Paragon, etc.</text:p>
        </text:list-item>
        <text:list-item>
          <text:p text:style-name="P2"><text:span text:style-name="Strong_20_Emphasis">Investment Intelligence API:</text:span> Indexing PDS, fees, and APIRs for financial advisers.</text:p>
        </text:list-item>
        <text:list-item>
          <text:p text:style-name="P2"><text:span text:style-name="Strong_20_Emphasis">AI Reporting Assistant:</text:span> Generates compliance and analytical reports in natural language.</text:p>
        </text:list-item>
        <text:list-item>
          <text:p text:style-name="P2"><text:span text:style-name="Strong_20_Emphasis">Health or Finance Chatbots</text:span> powered by RAG + LLM.</text:p>
        </text:list-item>
      </text:list>
      <text:p text:style-name="Horizontal_20_Line"/>
      <text:h text:style-name="Heading_20_2" text:outline-level="2">💰 4. Revenue Model</text:h>
      <text:list text:style-name="L3">
        <text:list-item>
          <text:p text:style-name="P3"><text:span text:style-name="Strong_20_Emphasis">Custom projects:</text:span> Hourly or project-based fees ($120–$200/hr).</text:p>
        </text:list-item>
        <text:list-item>
          <text:p text:style-name="P3"><text:span text:style-name="Strong_20_Emphasis">SaaS licences:</text:span> Subscription-based products such as ETL or chatbots.</text:p>
        </text:list-item>
        <text:list-item>
          <text:p text:style-name="P3"><text:span text:style-name="Strong_20_Emphasis">Maintenance &amp; support:</text:span> Recurring service plans.</text:p>
        </text:list-item>
        <text:list-item>
          <text:p text:style-name="P3"><text:span text:style-name="Strong_20_Emphasis">Advanced analytics consulting:</text:span> Implementation or retainer-based engagements.</text:p>
        </text:list-item>
      </text:list>
      <text:p text:style-name="Horizontal_20_Line"/>
      <text:h text:style-name="Heading_20_2" text:outline-level="2"><text:soft-page-break/>🌍 5. Brand Identity</text:h>
      <text:p text:style-name="Text_20_body"><text:span text:style-name="Strong_20_Emphasis">Name:</text:span><text:line-break/>DigitalPath AI (domain already registered)</text:p>
      <text:p text:style-name="Text_20_body"><text:span text:style-name="Strong_20_Emphasis">Sample slogan:</text:span></text:p>
      <text:p text:style-name="Quotations">“Automating intelligence. Simplifying decisions.”</text:p>
      <text:p text:style-name="Text_20_body"><text:span text:style-name="Strong_20_Emphasis">Core values:</text:span></text:p>
      <text:list text:style-name="L4">
        <text:list-item>
          <text:p text:style-name="P4">Innovation</text:p>
        </text:list-item>
        <text:list-item>
          <text:p text:style-name="P4">Transparency</text:p>
        </text:list-item>
        <text:list-item>
          <text:p text:style-name="P4">Precision</text:p>
        </text:list-item>
        <text:list-item>
          <text:p text:style-name="P4">Measurable, rapid impact</text:p>
        </text:list-item>
      </text:list>
      <text:p text:style-name="Horizontal_20_Line"/>
      <text:h text:style-name="Heading_20_2" text:outline-level="2">🧩 7. Key Differentiators</text:h>
      <text:list text:style-name="L5">
        <text:list-item>
          <text:p text:style-name="P5">Strong integration of AI and real data engineering — beyond dashboards.</text:p>
        </text:list-item>
        <text:list-item>
          <text:p text:style-name="P5">Proven background in health insurance and financial industries.</text:p>
        </text:list-item>
        <text:list-item>
          <text:p text:style-name="P5">Capability to build both targeted solutions and full-scale platforms.</text:p>
        </text:list-item>
        <text:list-item>
          <text:p text:style-name="P5">Unique “Data + Automation + Intelligence” approach.</text:p>
        </text:list-item>
      </text:list>
      <text:p text:style-name="Horizontal_20_Line"/>
      <text:h text:style-name="Heading_20_2" text:outline-level="2">⚙️ 2. Service Structure</text:h>
      <text:p text:style-name="Text_20_body"><text:span text:style-name="Strong_20_Emphasis">DigitalPath AI</text:span> offers two complementary business lines:</text:p>
      <text:p text:style-name="Horizontal_20_Line"/>
      <text:h text:style-name="Heading_20_3" text:outline-level="3">🔹 A. Custom Services (Consulting &amp; Solution Development)</text:h>
      <text:p text:style-name="Quotations">“We build intelligent data systems that transform information into action.”</text:p>
      <text:h text:style-name="Heading_20_4" text:outline-level="4">1. Data Engineering &amp; Automation</text:h>
      <text:p text:style-name="Text_20_body"><text:span text:style-name="Strong_20_Emphasis">Objective:</text:span> Reduce operational costs and time through data pipeline design and process automation.<text:line-break/><text:span text:style-name="Strong_20_Emphasis">Services:</text:span></text:p>
      <text:list text:style-name="L25">
        <text:list-item>
          <text:p text:style-name="P16">Design and implementation of ETL/ELT pipelines (Python, SQL, Airflow, Azure Data Factory).</text:p>
        </text:list-item>
        <text:list-item>
          <text:p text:style-name="P16">API integration and data consolidation across systems (XML, CSV, PDF, Web).</text:p>
        </text:list-item>
        <text:list-item>
          <text:p text:style-name="P16">Automated reporting and RPA solutions.</text:p>
        </text:list-item>
        <text:list-item>
          <text:p text:style-name="P16">Containerised environments with monitoring and logging (Docker, Sentry, Grafana).<text:line-break/><text:span text:style-name="Strong_20_Emphasis">Example:</text:span> Automated investment reporting from Morningstar API → PostgreSQL → Power <text:soft-page-break/>BI.<text:line-break/><text:span text:style-name="Strong_20_Emphasis">Pricing:</text:span> From $5,000 AUD per project or $160/hr.</text:p>
        </text:list-item>
      </text:list>
      <text:h text:style-name="Heading_20_4" text:outline-level="4">2. Business Intelligence &amp; Advanced Analytics</text:h>
      <text:p text:style-name="Text_20_body"><text:span text:style-name="Strong_20_Emphasis">Objective:</text:span> Deliver strategic visibility through dashboards, forecasting, and data-driven insights.<text:line-break/><text:span text:style-name="Strong_20_Emphasis">Services:</text:span></text:p>
      <text:list text:style-name="L26">
        <text:list-item>
          <text:p text:style-name="P17">Development of interactive dashboards (Power BI, Qlik, Streamlit, Dash).</text:p>
        </text:list-item>
        <text:list-item>
          <text:p text:style-name="P17">Performance, benchmarking, and forecasting models.</text:p>
        </text:list-item>
        <text:list-item>
          <text:p text:style-name="P17">Financial and customer KPI integration.</text:p>
        </text:list-item>
        <text:list-item>
          <text:p text:style-name="P17">Behavioural and segmentation analysis.<text:line-break/><text:span text:style-name="Strong_20_Emphasis">Example:</text:span> Interactive portfolio performance and risk dashboard.<text:line-break/><text:span text:style-name="Strong_20_Emphasis">Pricing:</text:span> From $3,000 AUD per solution or $140/hr.</text:p>
        </text:list-item>
      </text:list>
      <text:h text:style-name="Heading_20_4" text:outline-level="4">3. AI Integration &amp; Intelligent Agents</text:h>
      <text:p text:style-name="Text_20_body"><text:span text:style-name="Strong_20_Emphasis">Objective:</text:span> Embed artificial intelligence into decision-making and customer interaction.<text:line-break/><text:span text:style-name="Strong_20_Emphasis">Services:</text:span></text:p>
      <text:list text:style-name="L27">
        <text:list-item>
          <text:p text:style-name="P18">Development of <text:span text:style-name="Strong_20_Emphasis">RAG (Retrieval-Augmented Generation)</text:span> intelligent agents.</text:p>
        </text:list-item>
        <text:list-item>
          <text:p text:style-name="P18">Training <text:span text:style-name="Strong_20_Emphasis">private LLMs</text:span> on corporate or domain-specific data.</text:p>
        </text:list-item>
        <text:list-item>
          <text:p text:style-name="P18">Building <text:span text:style-name="Strong_20_Emphasis">financial or support chatbots</text:span> powered by natural language understanding.</text:p>
        </text:list-item>
        <text:list-item>
          <text:p text:style-name="P18"><text:span text:style-name="Strong_20_Emphasis">Document intelligence</text:span>: extract and summarise insights from PDFs and regulatory data.<text:line-break/><text:span text:style-name="Strong_20_Emphasis">Example:</text:span> Corporate chatbot connected to PDS, APIRs, and financial documentation.<text:line-break/><text:span text:style-name="Strong_20_Emphasis">Pricing:</text:span> From $10,000 AUD per project or $180/hr.</text:p>
        </text:list-item>
      </text:list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3" text:outline-level="3">🔹 B. Proprietary Products (SaaS &amp; Intelligence APIs)</text:h>
      <text:p text:style-name="Quotations">“Ready-to-use platforms that automate high-value tasks.”</text:p>
      <text:h text:style-name="Heading_20_4" text:outline-level="4">1. <text:span text:style-name="Strong_20_Emphasis">DigitalPath Cloud (www.digitalpathai.com)</text:span></text:h>
      <text:p text:style-name="Text_20_body"><text:span text:style-name="Strong_20_Emphasis">Purpose:</text:span> Unified AI and automation hub for enterprises.<text:line-break/><text:span text:style-name="Strong_20_Emphasis">Features:</text:span></text:p>
      <text:list text:style-name="L12">
        <text:list-item>
          <text:p text:style-name="P12">Plug-and-play SaaS tools: RAG chat agent, ETL automation, and reporting assistants.</text:p>
        </text:list-item>
        <text:list-item>
          <text:p text:style-name="P12">Connects directly with your data systems or APIs.</text:p>
        </text:list-item>
        <text:list-item>
          <text:p text:style-name="P12">Central platform for managing all DigitalPath AI services.<text:line-break/><text:span text:style-name="Strong_20_Emphasis">Target Audience:</text:span> Corporates and professional services firms implementing automation.</text:p>
        </text:list-item>
      </text:list>
      <text:p text:style-name="Horizontal_20_Line"><text:soft-page-break/></text:p>
      <text:h text:style-name="Heading_20_4" text:outline-level="4">2. <text:span text:style-name="Strong_20_Emphasis">InfoSphere AI (</text:span><text:a xlink:type="simple" xlink:href="http://www.infosphereai.com/" office:target-frame-name="_new" xlink:show="replace" text:style-name="Internet_20_link" text:visited-style-name="Visited_20_Internet_20_Link"><text:span text:style-name="Strong_20_Emphasis">www.infosphereai.com</text:span></text:a><text:span text:style-name="Strong_20_Emphasis">)</text:span></text:h>
      <text:p text:style-name="Text_20_body"><text:span text:style-name="Strong_20_Emphasis">Purpose:</text:span> AI-powered data platform for <text:span text:style-name="Strong_20_Emphasis">health insurance analytics</text:span>.<text:line-break/><text:span text:style-name="Strong_20_Emphasis">Features:</text:span></text:p>
      <text:list text:style-name="L13">
        <text:list-item>
          <text:p text:style-name="P13">Automated data ingestion from regulatory and claims systems.</text:p>
        </text:list-item>
        <text:list-item>
          <text:p text:style-name="P13">Predictive analytics for member behaviour and benefits optimisation.</text:p>
        </text:list-item>
        <text:list-item>
          <text:p text:style-name="P13">NLP models for extracting insights from PDS and health policy documents.<text:line-break/><text:span text:style-name="Strong_20_Emphasis">Target Audience:</text:span> Health funds, insurers, and medical networks.</text:p>
        </text:list-item>
      </text:list>
      <text:p text:style-name="Horizontal_20_Line"/>
      <text:h text:style-name="Heading_20_4" text:outline-level="4">3. <text:span text:style-name="Strong_20_Emphasis">BI Beacon (</text:span><text:a xlink:type="simple" xlink:href="http://www.bibeacon.com/" office:target-frame-name="_new" xlink:show="replace" text:style-name="Internet_20_link" text:visited-style-name="Visited_20_Internet_20_Link"><text:span text:style-name="Strong_20_Emphasis">www.bibeacon.com</text:span></text:a><text:span text:style-name="Strong_20_Emphasis">)</text:span></text:h>
      <text:p text:style-name="Text_20_body"><text:span text:style-name="Strong_20_Emphasis">Purpose:</text:span> SaaS platform for <text:span text:style-name="Strong_20_Emphasis">financial data intelligence and advisory analytics.</text:span><text:line-break/><text:span text:style-name="Strong_20_Emphasis">Features:</text:span></text:p>
      <text:list text:style-name="L14">
        <text:list-item>
          <text:p text:style-name="P14">Unified database for investment products, APIRs, benchmarks, and fees.</text:p>
        </text:list-item>
        <text:list-item>
          <text:p text:style-name="P14">Interactive portfolio dashboards and compliance analytics.</text:p>
        </text:list-item>
        <text:list-item>
          <text:p text:style-name="P14">AI-generated client and performance reports in natural language.<text:line-break/><text:span text:style-name="Strong_20_Emphasis">Target Audience:</text:span> Financial advisers, investment managers, and compliance teams.</text:p>
        </text:list-item>
      </text:list>
      <text:p text:style-name="Horizontal_20_Line"/>
      <text:h text:style-name="Heading_20_4" text:outline-level="4">4. <text:span text:style-name="Strong_20_Emphasis">Data Guardian Solutions (</text:span><text:a xlink:type="simple" xlink:href="http://www.dataguardiansolutions.com/" office:target-frame-name="_new" xlink:show="replace" text:style-name="Internet_20_link" text:visited-style-name="Visited_20_Internet_20_Link"><text:span text:style-name="Strong_20_Emphasis">www.dataguardiansolutions.com</text:span></text:a><text:span text:style-name="Strong_20_Emphasis">)</text:span></text:h>
      <text:p text:style-name="Text_20_body"><text:span text:style-name="Strong_20_Emphasis">Purpose:</text:span> Enterprise-grade <text:span text:style-name="Strong_20_Emphasis">data governance and protection platform</text:span>.<text:line-break/><text:span text:style-name="Strong_20_Emphasis">Features:</text:span></text:p>
      <text:list text:style-name="L15">
        <text:list-item>
          <text:p text:style-name="P15">Continuous monitoring of data pipelines and access policies.</text:p>
        </text:list-item>
        <text:list-item>
          <text:p text:style-name="P15">Automated audits, logging, and anomaly detection for AI workflows.</text:p>
        </text:list-item>
        <text:list-item>
          <text:p text:style-name="P15">Compliance alignment with APRA, ASIC, and GDPR standards.<text:line-break/><text:span text:style-name="Strong_20_Emphasis">Target Audience:</text:span> Financial institutions, insurance companies, and regulated enterprises.</text:p>
        </text:list-item>
      </text:list>
      <text:p text:style-name="Horizontal_20_Line"/>
      <text:p text:style-name="Text_20_body"/>
      <text:h text:style-name="Heading_20_3" text:outline-level="3">⚡ PROMO COPY — “The DigitalPath AI System”</text:h>
      <text:h text:style-name="Heading_20_4" text:outline-level="4"><text:span text:style-name="Strong_20_Emphasis">Building the Foundations for Real AI Success</text:span></text:h>
      <text:p text:style-name="Text_20_body">While many companies rush to “implement AI,” most fail to achieve lasting impact.<text:line-break/>The reason isn’t the model — it’s the foundation.</text:p>
      <text:p text:style-name="Text_20_body">At <text:span text:style-name="Strong_20_Emphasis">DigitalPath AI</text:span>, we don’t sell AI hype.<text:line-break/>We build the <text:span text:style-name="Strong_20_Emphasis">data, automation, and intelligence systems</text:span> that make true AI possible.</text:p>
      <text:p text:style-name="Text_20_body"><text:soft-page-break/>Our approach follows a <text:span text:style-name="Strong_20_Emphasis">strategic, outcome-driven system</text:span>:<text:line-break/>each stage adds measurable capability — and together, they create excellence in applied intelligence.</text:p>
      <text:p text:style-name="Horizontal_20_Line"/>
      <text:h text:style-name="Heading_20_3" text:outline-level="3">🧭 <text:span text:style-name="Strong_20_Emphasis">Our Path to Intelligent Transformation</text:span></text:h>
      <text:h text:style-name="Heading_20_4" text:outline-level="4"><text:span text:style-name="Strong_20_Emphasis">1. Diagnose &amp; Discover</text:span></text:h>
      <text:p text:style-name="Text_20_body">Before automation or models, clarity comes first.<text:line-break/>We audit data quality, map systems, and identify opportunities for measurable impact.<text:line-break/><text:span text:style-name="Strong_20_Emphasis">Services:</text:span> Data &amp; process audit, use-case discovery, digital maturity assessment.</text:p>
      <text:h text:style-name="Heading_20_4" text:outline-level="4"><text:span text:style-name="Strong_20_Emphasis">2. Build the Data Foundations</text:span></text:h>
      <text:p text:style-name="Text_20_body">Reliable data pipelines are the backbone of every AI initiative.<text:line-break/>We connect, clean, and automate your data flow — ensuring integrity and scalability.<text:line-break/><text:span text:style-name="Strong_20_Emphasis">Services:</text:span> ETL/ELT pipelines, API integration, data warehousing, cloud infrastructure.</text:p>
      <text:h text:style-name="Heading_20_4" text:outline-level="4"><text:span text:style-name="Strong_20_Emphasis">3. Empower with Analytics</text:span></text:h>
      <text:p text:style-name="Text_20_body">We transform data into visibility and insight.<text:line-break/>From dashboards to forecasting models, we enable confident, data-driven decisions.<text:line-break/><text:span text:style-name="Strong_20_Emphasis">Services:</text:span> Power BI, Qlik, Streamlit dashboards; forecasting; performance and benchmarking models.</text:p>
      <text:h text:style-name="Heading_20_4" text:outline-level="4"><text:span text:style-name="Strong_20_Emphasis">4. Enable Intelligent Automation</text:span></text:h>
      <text:p text:style-name="Text_20_body">Once the groundwork is solid, we integrate intelligence.<text:line-break/>From LLMs and RAG agents to document extraction and smart bots — your systems start to learn and act.<text:line-break/><text:span text:style-name="Strong_20_Emphasis">Services:</text:span> AI agent design, private LLM integration, NLP document extraction, workflow automation.</text:p>
      <text:h text:style-name="Heading_20_4" text:outline-level="4"><text:span text:style-name="Strong_20_Emphasis">5. Govern &amp; Scale</text:span></text:h>
      <text:p text:style-name="Text_20_body">True success in AI means continuous improvement.<text:line-break/>We help organisations operationalise, monitor, and govern their AI ecosystem with trust and compliance.<text:line-break/><text:span text:style-name="Strong_20_Emphasis">Services:</text:span> MLOps implementation, AI governance, performance tracking, ongoing optimisa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2:05:28.430265246</meta:creation-date>
    <dc:date>2025-11-11T00:17:41.771375922</dc:date>
    <meta:editing-duration>PT6H19M43S</meta:editing-duration>
    <meta:editing-cycles>1</meta:editing-cycles>
    <meta:document-statistic meta:table-count="0" meta:image-count="0" meta:object-count="0" meta:page-count="5" meta:paragraph-count="97" meta:word-count="1002" meta:character-count="7286" meta:non-whitespace-character-count="6420"/>
    <meta:generator>LibreOffice/24.2.7.2$Linux_X86_64 LibreOffice_project/420$Build-2</meta:generator>
  </office:meta>
</office:document-meta>
</file>